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5" style:family="graphic" style:parent-style-name="standard">
      <style:graphic-properties draw:stroke="solid" svg:stroke-color="#000000" draw:fill="solid" draw:fill-color="#9999ff" draw:textarea-horizontal-align="center" draw:textarea-vertical-align="middle" fo:min-height="0.55cm"/>
    </style:style>
    <style:style style:name="gr1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ffffff" draw:textarea-horizontal-align="center" draw:textarea-vertical-align="middle" fo:min-height="0.5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18pt" style:font-name-asian="AR PL UKai CN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AR PL UKai CN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.2cm" svg:height="9.5cm" svg:x="2.7cm" svg:y="2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3cm" svg:y="23.6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5.605cm" svg:y1="24.711cm" svg:x2="7.476cm" svg:y2="24.678cm">
          <text:p/>
        </draw:line>
        <draw:polygon draw:style-name="gr4" draw:text-style-name="P1" draw:layer="layout" svg:width="2.576cm" svg:height="0.995cm" svg:x="7.522cm" svg:y="21.099cm" svg:viewBox="0 0 2577 996" draw:points="0,996 0,0 2577,0 2577,996">
          <text:p text:style-name="P1">master</text:p>
        </draw:polygon>
        <draw:polygon draw:style-name="gr5" draw:text-style-name="P1" draw:layer="layout" svg:width="0cm" svg:height="0cm" svg:x="7.5cm" svg:y="22cm" svg:viewBox="0 0 0 0" draw:points="0,0">
          <text:p/>
        </draw:polygon>
        <draw:polygon draw:style-name="gr5" draw:text-style-name="P1" draw:layer="layout" svg:width="1.1cm" svg:height="1.399cm" svg:x="8.299cm" svg:y="22.1cm" svg:viewBox="0 0 1101 1400" draw:points="275,0 275,1050 0,1050 550,1400 1101,1050 825,1050 825,0">
          <text:p/>
        </draw:polygon>
        <draw:polygon draw:style-name="gr5" draw:text-style-name="P1" draw:layer="layout" svg:width="0cm" svg:height="0cm" svg:x="8.299cm" svg:y="22.099cm" svg:viewBox="0 0 0 0" draw:points="0,0">
          <text:p/>
        </draw:polygon>
        <draw:custom-shape draw:style-name="gr1" draw:text-style-name="P1" draw:layer="layout" svg:width="24.4cm" svg:height="9.9cm" svg:x="7.5cm" svg:y="3.7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26.9cm" svg:y="6.8cm" svg:viewBox="0 0 0 0" draw:points="0,0">
          <text:p/>
        </draw:polygon>
        <draw:polygon draw:style-name="gr6" draw:text-style-name="P1" draw:layer="layout" svg:width="4.564cm" svg:height="0.995cm" svg:x="26cm" svg:y="5.999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26.978cm" svg:y="6.9cm" svg:viewBox="0 0 0 0" draw:points="0,0">
          <text:p/>
        </draw:polygon>
        <draw:polygon draw:style-name="gr7" draw:text-style-name="P1" draw:layer="layout" svg:width="1.1cm" svg:height="1.299cm" svg:x="27.777cm" svg:y="7.1cm" svg:viewBox="0 0 1101 1300" draw:points="275,0 275,975 0,975 550,1300 1101,975 825,975 825,0">
          <text:p/>
        </draw:polygon>
        <draw:polygon draw:style-name="gr7" draw:text-style-name="P1" draw:layer="layout" svg:width="0cm" svg:height="0cm" svg:x="27.777cm" svg:y="6.999cm" svg:viewBox="0 0 0 0" draw:points="0,0">
          <text:p/>
        </draw:polygon>
        <draw:polygon draw:style-name="gr7" draw:text-style-name="P1" draw:layer="layout" svg:width="0cm" svg:height="0cm" svg:x="30.2cm" svg:y="7.8cm" svg:viewBox="0 0 0 0" draw:points="0,0">
          <text:p/>
        </draw:polygon>
        <draw:custom-shape draw:style-name="gr8" draw:text-style-name="P1" draw:layer="layout" svg:width="16.3cm" svg:height="2.1cm" svg:x="2.6cm" svg:y="18.6cm">
          <text:p text:style-name="P1">开发者1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cm" svg:height="2.1cm" svg:x="7.5cm" svg:y="13.6cm">
          <text:p text:style-name="P1">远程仓库ori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9.4cm" svg:height="2.1cm" svg:x="12.5cm" svg:y="13.6cm">
          <text:p><text:span text:style-name="T1">https://github.com/luomoweilan/blog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7.476cm" svg:y="23.6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9.387cm" svg:y="6.6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9.7cm" svg:y1="18.3cm" svg:x2="16.9cm" svg:y2="16.1cm">
          <text:p/>
        </draw:line>
        <draw:custom-shape draw:style-name="gr2" draw:text-style-name="P1" draw:layer="layout" svg:width="2.524cm" svg:height="2.1cm" svg:x="13.676cm" svg:y="6.6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1.893cm" svg:y1="7.764cm" svg:x2="13.764cm" svg:y2="7.731cm">
          <text:p/>
        </draw:line>
        <draw:custom-shape draw:style-name="gr2" draw:text-style-name="P1" draw:layer="layout" svg:width="2.524cm" svg:height="2.1cm" svg:x="11.877cm" svg:y="25.5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094cm" svg:y1="24.565cm" svg:x2="11.7cm" svg:y2="26.4cm">
          <text:p/>
        </draw:line>
        <draw:polygon draw:style-name="gr7" draw:text-style-name="P1" draw:layer="layout" svg:width="0cm" svg:height="0cm" svg:x="29.489cm" svg:y="10.742cm" svg:viewBox="0 0 0 0" draw:points="0,0">
          <text:p/>
        </draw:polygon>
        <draw:polygon draw:style-name="gr6" draw:text-style-name="P1" draw:layer="layout" svg:width="3.875cm" svg:height="0.995cm" svg:x="26.424cm" svg:y="11.9cm" svg:viewBox="0 0 3876 996" draw:points="0,996 0,0 3876,0 3876,996">
          <text:p text:style-name="P1">origin/next</text:p>
        </draw:polygon>
        <draw:polygon draw:style-name="gr7" draw:text-style-name="P1" draw:layer="layout" svg:width="0cm" svg:height="0cm" svg:x="27.202cm" svg:y="12.801cm" svg:viewBox="0 0 0 0" draw:points="0,0">
          <text:p/>
        </draw:polygon>
        <draw:polygon draw:style-name="gr7" draw:text-style-name="P1" draw:layer="layout" svg:width="0cm" svg:height="0cm" svg:x="28.001cm" svg:y="12.9cm" svg:viewBox="0 0 0 0" draw:points="0,0">
          <text:p/>
        </draw:polygon>
        <draw:custom-shape draw:style-name="gr11" draw:text-style-name="P1" draw:layer="layout" svg:width="1cm" svg:height="1.299cm" svg:x="27.889cm" svg:y="10.6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18.276cm" svg:y="8.4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294cm" svg:y1="7.776cm" svg:x2="18.1cm" svg:y2="9.1cm">
          <text:p/>
        </draw:line>
        <draw:polygon draw:style-name="gr7" draw:text-style-name="P1" draw:layer="layout" svg:width="0cm" svg:height="0cm" svg:x="16.689cm" svg:y="27.842cm" svg:viewBox="0 0 0 0" draw:points="0,0">
          <text:p/>
        </draw:polygon>
        <draw:polygon draw:style-name="gr4" draw:text-style-name="P1" draw:layer="layout" svg:width="2.775cm" svg:height="0.995cm" svg:x="15.624cm" svg:y="29cm" svg:viewBox="0 0 2776 996" draw:points="0,996 0,0 2776,0 2776,996">
          <text:p text:style-name="P1">next</text:p>
        </draw:polygon>
        <draw:polygon draw:style-name="gr7" draw:text-style-name="P1" draw:layer="layout" svg:width="0cm" svg:height="0cm" svg:x="15.802cm" svg:y="29.901cm" svg:viewBox="0 0 0 0" draw:points="0,0">
          <text:p/>
        </draw:polygon>
        <draw:polygon draw:style-name="gr7" draw:text-style-name="P1" draw:layer="layout" svg:width="0cm" svg:height="0cm" svg:x="16.601cm" svg:y="30cm" svg:viewBox="0 0 0 0" draw:points="0,0">
          <text:p/>
        </draw:polygon>
        <draw:custom-shape draw:style-name="gr12" draw:text-style-name="P1" draw:layer="layout" svg:width="1cm" svg:height="1.299cm" svg:x="16.489cm" svg:y="27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6.7cm" svg:height="9.5cm" svg:x="24.7cm" svg:y="20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25cm" svg:y="23.60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7.605cm" svg:y1="24.712cm" svg:x2="29.476cm" svg:y2="24.679cm">
          <text:p/>
        </draw:line>
        <draw:polygon draw:style-name="gr4" draw:text-style-name="P1" draw:layer="layout" svg:width="2.576cm" svg:height="0.995cm" svg:x="29.422cm" svg:y="21.1cm" svg:viewBox="0 0 2577 996" draw:points="0,996 0,0 2577,0 2577,996">
          <text:p text:style-name="P1">master</text:p>
        </draw:polygon>
        <draw:polygon draw:style-name="gr5" draw:text-style-name="P1" draw:layer="layout" svg:width="0cm" svg:height="0cm" svg:x="29.4cm" svg:y="22.001cm" svg:viewBox="0 0 0 0" draw:points="0,0">
          <text:p/>
        </draw:polygon>
        <draw:polygon draw:style-name="gr5" draw:text-style-name="P1" draw:layer="layout" svg:width="1.1cm" svg:height="1.399cm" svg:x="30.199cm" svg:y="22.101cm" svg:viewBox="0 0 1101 1400" draw:points="275,0 275,1050 0,1050 550,1400 1101,1050 825,1050 825,0">
          <text:p/>
        </draw:polygon>
        <draw:polygon draw:style-name="gr5" draw:text-style-name="P1" draw:layer="layout" svg:width="0cm" svg:height="0cm" svg:x="30.199cm" svg:y="22.1cm" svg:viewBox="0 0 0 0" draw:points="0,0">
          <text:p/>
        </draw:polygon>
        <draw:custom-shape draw:style-name="gr8" draw:text-style-name="P1" draw:layer="layout" svg:width="16.8cm" svg:height="2.1cm" svg:x="24.6cm" svg:y="18.601cm">
          <text:p text:style-name="P1">开发者2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29.476cm" svg:y="23.601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6.8cm" svg:y1="16.1cm" svg:x2="33.9cm" svg:y2="18.1cm">
          <text:p/>
        </draw:line>
        <draw:custom-shape draw:style-name="gr2" draw:text-style-name="P1" draw:layer="layout" svg:width="2.524cm" svg:height="2.1cm" svg:x="33.877cm" svg:y="25.502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2.094cm" svg:y1="24.566cm" svg:x2="33.7cm" svg:y2="26.401cm">
          <text:p/>
        </draw:line>
        <draw:polygon draw:style-name="gr7" draw:text-style-name="P1" draw:layer="layout" svg:width="0cm" svg:height="0cm" svg:x="38.689cm" svg:y="27.743cm" svg:viewBox="0 0 0 0" draw:points="0,0">
          <text:p/>
        </draw:polygon>
        <draw:polygon draw:style-name="gr4" draw:text-style-name="P1" draw:layer="layout" svg:width="2.775cm" svg:height="0.995cm" svg:x="37.624cm" svg:y="28.901cm" svg:viewBox="0 0 2776 996" draw:points="0,996 0,0 2776,0 2776,996">
          <text:p text:style-name="P1">next</text:p>
        </draw:polygon>
        <draw:polygon draw:style-name="gr7" draw:text-style-name="P1" draw:layer="layout" svg:width="0cm" svg:height="0cm" svg:x="37.802cm" svg:y="29.802cm" svg:viewBox="0 0 0 0" draw:points="0,0">
          <text:p/>
        </draw:polygon>
        <draw:polygon draw:style-name="gr7" draw:text-style-name="P1" draw:layer="layout" svg:width="0cm" svg:height="0cm" svg:x="38.601cm" svg:y="29.901cm" svg:viewBox="0 0 0 0" draw:points="0,0">
          <text:p/>
        </draw:polygon>
        <draw:custom-shape draw:style-name="gr12" draw:text-style-name="P1" draw:layer="layout" svg:width="1cm" svg:height="1.299cm" svg:x="38.489cm" svg:y="27.6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524cm" svg:height="2.1cm" svg:x="15.776cm" svg:y="25.5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7.8cm" svg:y="25.5cm">
          <text:p text:style-name="P1">C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6.3cm" svg:y1="26.5cm" svg:x2="37.677cm" svg:y2="26.491cm">
          <text:p/>
        </draw:line>
        <draw:line draw:style-name="gr3" draw:text-style-name="P1" draw:layer="layout" svg:x1="14.506cm" svg:y1="26.523cm" svg:x2="15.7cm" svg:y2="26.5cm">
          <text:p/>
        </draw:line>
        <draw:custom-shape draw:style-name="gr1" draw:text-style-name="P1" draw:layer="layout" svg:width="21.4cm" svg:height="9.5cm" svg:x="36.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36.6cm" svg:y="8.9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9.205cm" svg:y1="10.011cm" svg:x2="41.076cm" svg:y2="9.978cm">
          <text:p/>
        </draw:line>
        <draw:polygon draw:style-name="gr14" draw:text-style-name="P1" draw:layer="layout" svg:width="2.576cm" svg:height="0.995cm" svg:x="54.222cm" svg:y="8.399cm" svg:viewBox="0 0 2577 996" draw:points="0,996 0,0 2577,0 2577,996">
          <text:p text:style-name="P1">master</text:p>
        </draw:polygon>
        <draw:polygon draw:style-name="gr15" draw:text-style-name="P1" draw:layer="layout" svg:width="0cm" svg:height="0cm" svg:x="54.2cm" svg:y="9.3cm" svg:viewBox="0 0 0 0" draw:points="0,0">
          <text:p/>
        </draw:polygon>
        <draw:polygon draw:style-name="gr15" draw:text-style-name="P1" draw:layer="layout" svg:width="1.1cm" svg:height="1.399cm" svg:x="54.999cm" svg:y="9.4cm" svg:viewBox="0 0 1101 1400" draw:points="275,0 275,1050 0,1050 550,1400 1101,1050 825,1050 825,0">
          <text:p/>
        </draw:polygon>
        <draw:polygon draw:style-name="gr15" draw:text-style-name="P1" draw:layer="layout" svg:width="0cm" svg:height="0cm" svg:x="54.999cm" svg:y="9.399cm" svg:viewBox="0 0 0 0" draw:points="0,0">
          <text:p/>
        </draw:polygon>
        <draw:custom-shape draw:style-name="gr16" draw:text-style-name="P1" draw:layer="layout" svg:width="21.5cm" svg:height="2.1cm" svg:x="36.2cm" svg:y="3.9cm">
          <text:p text:style-name="P1">维护者 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41.076cm" svg:y="8.9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45.477cm" svg:y="10.8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3.694cm" svg:y1="9.865cm" svg:x2="45.3cm" svg:y2="11.7cm">
          <text:p/>
        </draw:line>
        <draw:polygon draw:style-name="gr14" draw:text-style-name="P1" draw:layer="layout" svg:width="2.775cm" svg:height="0.995cm" svg:x="54.224cm" svg:y="14.3cm" svg:viewBox="0 0 2776 996" draw:points="0,996 0,0 2776,0 2776,996">
          <text:p text:style-name="P1">next</text:p>
        </draw:polygon>
        <draw:polygon draw:style-name="gr15" draw:text-style-name="P1" draw:layer="layout" svg:width="0cm" svg:height="0cm" svg:x="54.402cm" svg:y="15.201cm" svg:viewBox="0 0 0 0" draw:points="0,0">
          <text:p/>
        </draw:polygon>
        <draw:polygon draw:style-name="gr15" draw:text-style-name="P1" draw:layer="layout" svg:width="0cm" svg:height="0cm" svg:x="55.201cm" svg:y="15.3cm" svg:viewBox="0 0 0 0" draw:points="0,0">
          <text:p/>
        </draw:polygon>
        <draw:custom-shape draw:style-name="gr17" draw:text-style-name="P1" draw:layer="layout" svg:width="1cm" svg:height="1.299cm" svg:x="55.089cm" svg:y="13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1" draw:layer="layout" svg:x1="36.1cm" svg:y1="9.8cm" svg:x2="32cm" svg:y2="9.7cm">
          <text:p/>
        </draw:line>
        <draw:polygon draw:style-name="gr18" draw:text-style-name="P1" draw:layer="layout" svg:width="2.576cm" svg:height="0.995cm" svg:x="7.523cm" svg:y="16.599cm" svg:viewBox="0 0 2577 996" draw:points="0,996 0,0 2577,0 2577,996">
          <text:p text:style-name="P1">git push</text:p>
        </draw:polygon>
        <draw:polygon draw:style-name="gr18" draw:text-style-name="P1" draw:layer="layout" svg:width="2.576cm" svg:height="0.995cm" svg:x="23.523cm" svg:y="16.599cm" svg:viewBox="0 0 2577 996" draw:points="0,996 0,0 2577,0 2577,996">
          <text:p text:style-name="P1">git fetch</text:p>
        </draw:polygon>
        <draw:polygon draw:style-name="gr18" draw:text-style-name="P1" draw:layer="layout" svg:width="2.576cm" svg:height="0.995cm" svg:x="23.523cm" svg:y="16.599cm" svg:viewBox="0 0 2577 996" draw:points="0,996 0,0 2577,0 2577,996">
          <text:p text:style-name="P1">git fetch、git rebase</text:p>
        </draw:polygon>
        <draw:custom-shape draw:style-name="gr19" draw:text-style-name="P1" draw:layer="layout" svg:width="1.5cm" svg:height="1.4cm" svg:x="5.7cm" svg:y="16.3cm">
          <text:p text:style-name="P1"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" draw:layer="layout" svg:width="1.5cm" svg:height="1.4cm" svg:x="19.3cm" svg:y="16.6cm">
          <text:p text:style-name="P1"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olygon draw:style-name="gr18" draw:text-style-name="P1" draw:layer="layout" svg:width="2.576cm" svg:height="0.995cm" svg:x="21.424cm" svg:y="17.399cm" svg:viewBox="0 0 2577 996" draw:points="0,996 0,0 2577,0 2577,996">
          <text:p text:style-name="P1">git push</text:p>
        </draw:polygon>
        <draw:custom-shape draw:style-name="gr2" draw:text-style-name="P1" draw:layer="layout" svg:width="2.524cm" svg:height="2.1cm" svg:x="22.576cm" svg:y="8.4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27cm" svg:y="8.5cm">
          <text:p text:style-name="P1">C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0.694cm" svg:y1="9.376cm" svg:x2="22.565cm" svg:y2="9.343cm">
          <text:p/>
        </draw:line>
        <draw:line draw:style-name="gr3" draw:text-style-name="P1" draw:layer="layout" svg:x1="25.195cm" svg:y1="9.388cm" svg:x2="27.066cm" svg:y2="9.355cm">
          <text:p/>
        </draw:line>
        <draw:polygon draw:style-name="gr7" draw:text-style-name="P1" draw:layer="layout" svg:width="0cm" svg:height="0cm" svg:x="56.79cm" svg:y="13.242cm" svg:viewBox="0 0 0 0" draw:points="0,0">
          <text:p/>
        </draw:polygon>
        <draw:custom-shape draw:style-name="gr2" draw:text-style-name="P1" draw:layer="layout" svg:width="2.524cm" svg:height="2.1cm" svg:x="49.877cm" svg:y="10.9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54.301cm" svg:y="11cm">
          <text:p text:style-name="P1">C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7.995cm" svg:y1="11.876cm" svg:x2="49.866cm" svg:y2="11.843cm">
          <text:p/>
        </draw:line>
        <draw:line draw:style-name="gr3" draw:text-style-name="P1" draw:layer="layout" svg:x1="52.496cm" svg:y1="11.888cm" svg:x2="54.367cm" svg:y2="11.855cm">
          <text:p/>
        </draw:line>
        <draw:custom-shape draw:style-name="gr19" draw:text-style-name="P1" draw:layer="layout" svg:width="1.5cm" svg:height="1.4cm" svg:x="32.1cm" svg:y="10.5cm">
          <text:p text:style-name="P1">5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polygon draw:style-name="gr18" draw:text-style-name="P1" draw:layer="layout" svg:width="2.576cm" svg:height="0.995cm" svg:x="33.453cm" svg:y="11.599cm" svg:viewBox="0 0 2577 996" draw:points="0,996 0,0 2577,0 2577,996">
          <text:p text:style-name="P1">git pull</text:p>
        </draw:polygon>
        <draw:polygon draw:style-name="gr18" draw:text-style-name="P1" draw:layer="layout" svg:width="2.576cm" svg:height="0.995cm" svg:x="33.554cm" svg:y="12.399cm" svg:viewBox="0 0 2577 996" draw:points="0,996 0,0 2577,0 2577,996">
          <text:p text:style-name="P1">git push</text:p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6T12:44:39.153422322</dc:date>
    <meta:editing-duration>PT10H44M3S</meta:editing-duration>
    <meta:editing-cycles>299</meta:editing-cycles>
    <meta:generator>LibreOffice/4.2.6.3$Linux_x86 LibreOffice_project/420m0$Build-3</meta:generator>
    <meta:document-statistic meta:object-count="91"/>
  </office:meta>
</office:document-meta>
</file>